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32a" officeooo:paragraph-rsid="0007a3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 github: https://github.com/BenoitABZ/p7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2:53:50.122492817</meta:creation-date>
    <dc:date>2020-04-21T22:54:56.546394234</dc:date>
    <meta:editing-duration>PT1M9S</meta:editing-duration>
    <meta:editing-cycles>1</meta:editing-cycles>
    <meta:document-statistic meta:table-count="0" meta:image-count="0" meta:object-count="0" meta:page-count="1" meta:paragraph-count="1" meta:word-count="3" meta:character-count="48" meta:non-whitespace-character-count="46"/>
    <meta:generator>LibreOffice/6.2.7.1$Linux_X86_64 LibreOffice_project/20$Build-1</meta:generator>
  </office:meta>
</office:document-meta>
</file>